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66" draw:fill-color="#ffff66" draw:textarea-horizontal-align="justify" draw:textarea-vertical-align="middle" draw:auto-grow-height="false" fo:min-height="1.306cm" fo:min-width="3.532cm"/>
    </style:style>
    <style:style style:name="gr2" style:family="graphic" style:parent-style-name="standard">
      <style:graphic-properties svg:stroke-color="#66ccff" draw:fill-color="#00ccff" draw:textarea-horizontal-align="justify" draw:textarea-vertical-align="middle" draw:auto-grow-height="false" fo:min-height="2.2cm" fo:min-width="2.1cm"/>
    </style:style>
    <style:style style:name="gr3" style:family="graphic" style:parent-style-name="standard">
      <style:graphic-properties svg:stroke-color="#00cc00" draw:fill-color="#00cc00" draw:textarea-horizontal-align="justify" draw:textarea-vertical-align="middle" draw:auto-grow-height="false" fo:min-height="1.262cm" fo:min-width="4.1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</style:style>
    <style:style style:name="P3" style:family="paragraph">
      <loext:graphic-properties draw:fill-color="#00ccff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5.7cm" svg:height="2.2cm" svg:x="7.5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5.7cm" svg:height="2.2cm" svg:x="7.7cm" svg:y="26.4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2cm" svg:height="4.9cm" svg:x="11.4cm" svg:y="8.4cm">
          <text:p text:style-name="P1">Czy a=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" draw:id="id2" draw:layer="layout" svg:width="7.4cm" svg:height="2.4cm" svg:x="6.6cm" svg:y="4.2cm">
          <text:p text:style-name="P1">Wprowadź a,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draw:type="line" svg:x1="10.35cm" svg:y1="3.2cm" svg:x2="10.3cm" svg:y2="4.2cm" draw:start-shape="id1" draw:start-glue-point="8" draw:end-shape="id2" svg:d="M10350 3200l-50 1000" svg:viewBox="0 0 51 1001">
          <text:p/>
        </draw:connector>
        <draw:custom-shape draw:style-name="gr3" draw:text-style-name="P4" xml:id="id4" draw:id="id4" draw:layer="layout" svg:width="7.4cm" svg:height="2.4cm" svg:x="0.6cm" svg:y="22cm">
          <text:p text:style-name="P1">Wyprowadź <text:line-break/>a jest większe od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6" draw:id="id6" draw:layer="layout" svg:width="7.4cm" svg:height="2.4cm" svg:x="6.7cm" svg:y="22cm">
          <text:p text:style-name="P1">Wyprowadź <text:line-break/>b jest większe od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7" draw:id="id7" draw:layer="layout" svg:width="7.4cm" svg:height="2.4cm" svg:x="12.8cm" svg:y="22cm">
          <text:p text:style-name="P1">Wyprowadź <text:line-break/>a jest równe od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8" draw:id="id8" draw:layer="layout" svg:width="5.2cm" svg:height="4.9cm" svg:x="3.4cm" svg:y="12.5cm">
          <text:p text:style-name="P1">Czy 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10.3cm" svg:y1="6.6cm" svg:x2="14cm" svg:y2="8.4cm" draw:start-shape="id2" draw:start-glue-point="8" draw:end-shape="id3" draw:end-glue-point="4" svg:d="M10300 6600l3700 1800" svg:viewBox="0 0 3701 1801">
          <text:p/>
        </draw:connector>
        <draw:connector draw:style-name="gr4" draw:text-style-name="P5" draw:layer="layout" draw:type="line" svg:x1="4.3cm" svg:y1="24.4cm" svg:x2="8.534cm" svg:y2="26.722cm" draw:start-shape="id4" draw:start-glue-point="8" draw:end-shape="id5" draw:end-glue-point="5" svg:d="M4300 24400l4234 2322" svg:viewBox="0 0 4235 2323">
          <text:p/>
        </draw:connector>
        <draw:connector draw:style-name="gr4" draw:text-style-name="P5" draw:layer="layout" draw:type="line" svg:x1="10.4cm" svg:y1="24.4cm" svg:x2="10.55cm" svg:y2="26.4cm" draw:start-shape="id6" draw:start-glue-point="8" draw:end-shape="id5" svg:d="M10400 24400l150 2000" svg:viewBox="0 0 151 2001">
          <text:p/>
        </draw:connector>
        <draw:connector draw:style-name="gr4" draw:text-style-name="P5" draw:layer="layout" draw:type="line" svg:x1="15.575cm" svg:y1="24.4cm" svg:x2="12.566cm" svg:y2="26.722cm" draw:start-shape="id7" draw:start-glue-point="7" draw:end-shape="id5" draw:end-glue-point="11" svg:d="M15575 24400l-3009 2322" svg:viewBox="0 0 3010 2323">
          <text:p/>
        </draw:connector>
        <draw:connector draw:style-name="gr5" draw:text-style-name="P5" draw:layer="layout" svg:x1="16.6cm" svg:y1="10.85cm" svg:x2="17.425cm" svg:y2="22cm" draw:start-shape="id3" draw:start-glue-point="7" draw:end-shape="id7" draw:end-glue-point="4" svg:d="M16600 10850h825v11150" svg:viewBox="0 0 826 11151">
          <text:p text:style-name="P1">TAK</text:p>
        </draw:connector>
        <draw:connector draw:style-name="gr5" draw:text-style-name="P5" draw:layer="layout" svg:x1="11.4cm" svg:y1="10.85cm" svg:x2="6cm" svg:y2="12.5cm" draw:start-shape="id3" draw:start-glue-point="5" draw:end-shape="id8" draw:end-glue-point="4" svg:d="M11400 10850h-5400v1650" svg:viewBox="0 0 5401 1651">
          <text:p text:style-name="P1">NIE</text:p>
        </draw:connector>
        <draw:connector draw:style-name="gr5" draw:text-style-name="P5" draw:layer="layout" svg:x1="3.4cm" svg:y1="14.95cm" svg:x2="4.3cm" svg:y2="22cm" draw:start-shape="id8" draw:start-glue-point="5" draw:end-shape="id4" draw:end-glue-point="5" svg:d="M3400 14950h-501v4751h1401v2299" svg:viewBox="0 0 1402 7051">
          <text:p text:style-name="P1">TAK</text:p>
        </draw:connector>
        <draw:connector draw:style-name="gr5" draw:text-style-name="P5" draw:layer="layout" svg:x1="8.6cm" svg:y1="14.95cm" svg:x2="11.325cm" svg:y2="22cm" draw:start-shape="id8" draw:start-glue-point="7" draw:end-shape="id6" draw:end-glue-point="4" svg:d="M8600 14950h2725v7050" svg:viewBox="0 0 2726 7051">
          <text:p text:style-name="P1">NI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7T17:45:46.837000000</meta:creation-date>
    <dc:date>2017-09-08T11:09:18.334596086</dc:date>
    <meta:editing-duration>PT12M51S</meta:editing-duration>
    <meta:editing-cycles>2</meta:editing-cycles>
    <meta:generator>LibreOffice/5.4.0.3$Linux_X86_64 LibreOffice_project/40m0$Build-3</meta:generator>
    <meta:document-statistic meta:object-count="17"/>
  </office:meta>
</office:document-meta>
</file>